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Title_20_Shobido_20_2">
      <style:text-properties fo:color="#008000"/>
    </style:style>
    <style:style style:name="P5" style:family="paragraph" style:parent-style-name="Title_20_Shobido_20_2">
      <style:text-properties fo:color="#800000"/>
    </style:style>
    <style:style style:name="P6" style:family="paragraph" style:parent-style-name="Corpus_20_A">
      <style:text-properties style:use-window-font-color="true"/>
    </style:style>
    <style:style style:name="P7" style:family="paragraph" style:parent-style-name="Corpus_20_A">
      <style:text-properties fo:color="#008000"/>
    </style:style>
    <style:style style:name="P8" style:family="paragraph" style:parent-style-name="Corpus_20_A">
      <style:text-properties fo:color="#800000"/>
    </style:style>
    <style:style style:name="P9" style:family="paragraph" style:parent-style-name="Title_20_Shobido_20_2">
      <style:text-properties style:use-window-font-color="true"/>
    </style:style>
    <style:style style:name="P10" style:family="paragraph" style:parent-style-name="Corpus_20_A">
      <style:text-properties style:use-window-font-color="true"/>
    </style:style>
    <style:style style:name="P11" style:family="paragraph" style:parent-style-name="Corpus_20_Note">
      <style:text-properties style:use-window-font-color="true"/>
    </style:style>
    <style:style style:name="T1" style:family="text">
      <style:text-properties style:use-window-font-color="true"/>
    </style:style>
    <style:style style:name="T2" style:family="text">
      <style:text-properties style:text-line-through-style="solid"/>
    </style:style>
    <style:style style:name="T3" style:family="text">
      <style:text-properties fo:color="#0080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e soldat augmente ses chances de réussir un tir ciblé :</text:p>
      <text:p text:style-name="Corpus_20_A">Lorsqu'il effectue un tir ciblé, ce soldat <text:s/>parvient à cibler le personnage visé sur les résultats de 8, 9 ou 10 sur 1D10. (Au lieu du seul résultat 10 pour un soldat ne possédant pas cette compétence)</text:p>
      <text:p text:style-name="Corpus_20_A">Attention, cette compétence n'augmente pas les chances de <text:span text:style-name="T4">toucher</text:span> la cible, seulement de la <text:span text:style-name="T4">cibler</text:span> effectivement.</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P5">Cavalerie : </text:p>
      <text:p text:style-name="P8">Le soldat se déplace de 2xMv+6ps lors des déplacement durant la phase de redéploiement</text:p>
      <text:p text:style-name="P8">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P3">CORROSIF :</text:p>
      <text:p text:style-name="P11">Compétence active. Au moment du passage du soldat possédant la compétence à l'état « hors-combat »</text:p>
      <text:p text:style-name="P6"><text:soft-page-break/>Les liquides biologiques de ces soldats sont bien plus corrosifs que ne le sont ceux des autres espèces et il en résulte qu'à la mort d'un soldat « corrosif », les projections gluantes ou liquides peuvent blesser les soldats alentours.</text:p>
      <text:p text:style-name="P6">Cette projection est similaire en terme de jeu à l'explosion immédiate d'une grenade à fragmentation à l'emplacement exact du soldat « corrosif » trépassé.</text:p>
      <text:p text:style-name="P6">Le soldat est immunisé aux effets de la compétence « corrosif » d'un autre soldat.</text:p>
      <text:p text:style-name="Title_20_Shobido_20_2">CRUEL :</text:p>
      <text:p text:style-name="P11">Compétence active. Durant la phase de <text:s/>regroupement (1.4) ou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Dépendant :</text:p>
      <text:p text:style-name="Corpus_20_A">Le soldat reçoit toujours un ordre similaire au soldat « non-dépendant » le plus proche.</text:p>
      <text:p text:style-name="Corpus_20_A">S'il est à plus de 6ps d'un soldat allié non dépendant il reçoit un ordre de redéploiement et utilisera son déplacement pour se rapprocher du soldat allié le plus proche.</text:p>
      <text:p text:style-name="Title_20_Shobido_20_2">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P3"><text:s/>EGIDE :</text:p>
      <text:p text:style-name="P6">Le soldat fait bénéficier à tous les soldats alliés à moins de 6ps d'un bonus de 2 à leur capacité de sauvegarde contre tous les tirs directs (sont donc exclus : corps à corps, grenades, et tirs d'artillerie).</text:p>
      <text:p text:style-name="P6">Néanmoins, en cas de résultat de 1 au « test de sauvegarde » la cible initiale ainsi que le soldat qui fait bénéficier de cette compétence sont blessés tous deux et effectuent chacun un jet de blessure.</text:p>
      <text:p text:style-name="Title_20_Shobido_20_2"><text:soft-page-break/>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6">Un soldat engagé en corps à corps par un « Gladiateur » ne reçoit pas les « bonus de soutien » auxquels il pourrait prétendre suite au décompte des soutiens.</text:p>
      <text:p text:style-name="Title_20_Shobido_20_2">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text:span text:style-name="T1">.</text:span></text:p>
      <text:p text:style-name="P6">Il n'effectue jamais de mouvement de « panique ».</text:p>
      <text:p text:style-name="Corpus_20_A"><text:soft-page-break/>Le soldat réussit automatiquement tout « test de blocage » provoqué par un tir. Seul un « jet de blessure », une défaite en corps à corps, l'aptitude « confusion » ou une « grenade flashbang » peuvent donc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et un jet d'entrée des réserves doit avoir autorisé l'entrée des réserves à ce tour.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P3">Massif :</text:p>
      <text:p text:style-name="P6">Le soldat est « implacable », il est toujours touché par un « écrasement », et les tirs dirigés contre lui bénéficient d'un bonus de 1 pour toucher. </text:p>
      <text:p text:style-name="P6">De plus, tout tir ciblé contre lui sera considéré comme si le tireur disposait de la compétence « assassin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A">Le soldat ne permet aucune « intervention » sur un fantassin qu'il charge.</text:p>
      <text:p text:style-name="Corpus_20_A">De plus, il provoque à tout fantassin ennemi dans un rayon de 3ps <text:s/>un malus de 2 sur ses test de Cd.</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text:soft-page-break/>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Title_20_Shobido_20_2">RESPIRATEUR :</text:p>
      <text:p text:style-name="Corpus_20_A">Le soldat est immunisé aux effets des « grenades à gaz ».</text:p>
      <text:p text:style-name="P3">Saut : </text:p>
      <text:p text:style-name="P6">Le soldat effectue un « mouvement de charge » maximal de 6ps au lieu du « mouvement de charge » indiqué par son ordre.</text:p>
      <text:p text:style-name="Title_20_Shobido_20_2">Saut Warp : </text:p>
      <text:p text:style-name="P6">S'il reçoit un ordre de « Mouvement » ou « Redéploiement », le soldat ne peut être visé que par des « tirs ciblés » et avec un modificateur supplémentaire de -2 pour le tireur.</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text:span text:style-name="T3"> Le véhicule, s'il est en tir appuyé, peut au cours d’un même tour repositionner tous les marqueurs d’artillerie de son arme juste après avoir fait feu, ce afin d’être prêt a faire feu directement au prochain tour aux nouvelles coordonnées.</text:span></text:p>
      <text:p text:style-name="Corpus_20_A">Autrement dit il n'a pas besoin de passer un tour à se repositionner pour changer de secteur de tir.</text:p>
      <text:h text:style-name="Title_20_Shobido_20_1" text:outline-level="1"><text:soft-page-break/>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 <text:span text:style-name="T3">il est dès lors considéré comme « implacable ».</text:span></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redéploiement, l'affut et ses servants se déplacent comme un fantassin ayant reçu l'ordre « redéploi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text:soft-page-break/>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text:p text:style-name="Title_20_Shobido_20_2">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
      <text:p text:style-name="P5">PARANOIAQUE :</text:p>
      <text:p text:style-name="P8">les commandants alliés de rangs inférieurs à moins de 12ps sont éliminés sans possibilité de sauvegarde, si deux commandants de rangs égaux sont à moins de 12ps l’un d’entre eux est éliminé sans sauvegarde possible, au choix du joueur.</text:p>
      <text:p text:style-name="P5">Garde Rang 1 :</text:p>
      <text:p text:style-name="P8"/>
      <text:p text:style-name="P5">Garde rang 2 :</text:p>
      <text:p text:style-name="P8"/>
      <text:p text:style-name="P5">Garde rang 3 :</text:p>
      <text:p text:style-name="P8"/>
      <text:p text:style-name="Title_20_Shobido_20_2">Dreadnought :</text:p>
      <text:p text:style-name="Corpus_20_A">Le soldat peut utiliser une arme lourde même s'il effectue un mouvement ou une manœuvre. </text:p>
      <text:p text:style-name="Corpus_20_A">De plus s’il utilise une arme qui n’est pas une « arme lourde » celle ci gagne alors automatiquement la compétence « tir au jugé » même si le profil de l’arme ne la comprend pas d’habitude. Un soldat de cette taille peut manier une carabine bolter comme un soldat utilise un pistolet.</text:p>
      <text:p text:style-name="P4"><text:soft-page-break/>Illumination Laser :</text:p>
      <text:p text:style-name="P7">Lorsqu’un soldat alliée tire, il peut invoquer une Illumination LASER et profiter d’un bonus de 1 point pour son jet pour toucher. </text:p>
      <text:p text:style-name="P7">La compétence doit être invoquée avant le jet de dé,</text:p>
      <text:p text:style-name="P7">La compétence ne se cumule pas avec elle même pour un même tir, (il est interdit d’utiliser deux soldats possédant tous deux « illumination laser » afin d’obtenir une bonus de +2 pour un tir)</text:p>
      <text:p text:style-name="P7">Chaque fois qu’une telle compétence est invoquée un marqueur « utilisée » doit être placé à coté d’un soldat disposant de la compétence « illumination LASER » ayant une ligne de vue sur la cible.</text:p>
      <text:p text:style-name="P7">Un soldat peut utiliser sa propre compétence « illumination LASER » pour son propre jet pour toucher s’il le désire.</text:p>
      <text:p text:style-name="P5">CORROSIF :</text:p>
      <text:p text:style-name="P8">Les liquides biologiques de ces soldats sont bien plus corrosifs que ne le sont ceux des autres espèces et il en résulte qu'à la mort d'un soldat « corrosif », les projections gluantes ou liquides peuvent blesser les soldats alentours.</text:p>
      <text:p text:style-name="P8">Cette projection est similaire en terme de jeu à l'explosion immédiate d'une grenade à fragmentation à l'emplacement exact du soldat « corrosif » trépassé.</text:p>
      <text:p text:style-name="P8">Le soldat est immunisé aux effets de la compétence « corrosif » d'un autre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8</text:page-count></text:p>
      </style:footer>
      <style:footer-left>
        <text:p text:style-name="MP2">5 <text:s/>: <text:s/><text:page-number text:select-page="current">8</text:page-number> / <text:page-count>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4-12-12T19:22:06.16</dc:date>
    <meta:editing-cycles>66</meta:editing-cycles>
    <meta:editing-duration>P2DT4H54M26S</meta:editing-duration>
    <meta:document-statistic meta:table-count="0" meta:image-count="0" meta:object-count="0" meta:page-count="8" meta:paragraph-count="214" meta:word-count="3495" meta:character-count="19364"/>
    <meta:user-defined meta:name="Info 1"/>
    <meta:user-defined meta:name="Info 2"/>
    <meta:user-defined meta:name="Info 3"/>
    <meta:user-defined meta:name="Info 4"/>
  </office:meta>
</office:document-meta>
</file>